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8ab4" officeooo:paragraph-rsid="00068ab4" style:font-weight-asian="bold" style:font-weight-complex="bold"/>
    </style:style>
    <style:style style:name="P2" style:family="paragraph" style:parent-style-name="Standard">
      <style:text-properties fo:font-weight="bold" officeooo:rsid="00068ab4" officeooo:paragraph-rsid="00077064" style:font-weight-asian="bold" style:font-weight-complex="bold"/>
    </style:style>
    <style:style style:name="P3" style:family="paragraph" style:parent-style-name="Standard">
      <style:text-properties fo:font-weight="bold" officeooo:rsid="000b510c" officeooo:paragraph-rsid="000b510c" style:font-weight-asian="bold" style:font-weight-complex="bold"/>
    </style:style>
    <style:style style:name="P4" style:family="paragraph" style:parent-style-name="Standard">
      <style:text-properties fo:font-weight="normal" officeooo:rsid="00068ab4" officeooo:paragraph-rsid="00068ab4" style:font-weight-asian="normal" style:font-weight-complex="normal"/>
    </style:style>
    <style:style style:name="P5" style:family="paragraph" style:parent-style-name="Standard">
      <style:text-properties fo:font-weight="normal" officeooo:rsid="00068ab4" officeooo:paragraph-rsid="00077064" style:font-weight-asian="normal" style:font-weight-complex="normal"/>
    </style:style>
    <style:style style:name="P6" style:family="paragraph" style:parent-style-name="Standard">
      <style:text-properties fo:font-weight="normal" officeooo:rsid="00077064" officeooo:paragraph-rsid="00077064" style:font-weight-asian="normal" style:font-weight-complex="normal"/>
    </style:style>
    <style:style style:name="P7" style:family="paragraph" style:parent-style-name="Standard">
      <style:text-properties fo:font-weight="normal" officeooo:rsid="00077064" officeooo:paragraph-rsid="000a274c" style:font-weight-asian="normal" style:font-weight-complex="normal"/>
    </style:style>
    <style:style style:name="P8" style:family="paragraph" style:parent-style-name="Standard">
      <style:text-properties fo:font-weight="normal" officeooo:rsid="000772eb" officeooo:paragraph-rsid="000772eb" style:font-weight-asian="normal" style:font-weight-complex="normal"/>
    </style:style>
    <style:style style:name="P9" style:family="paragraph" style:parent-style-name="Standard">
      <style:text-properties fo:font-weight="normal" officeooo:rsid="000772eb" officeooo:paragraph-rsid="000a274c" style:font-weight-asian="normal" style:font-weight-complex="normal"/>
    </style:style>
    <style:style style:name="P10" style:family="paragraph" style:parent-style-name="Standard">
      <style:text-properties fo:font-weight="normal" officeooo:rsid="000883ab" officeooo:paragraph-rsid="000883ab" style:font-weight-asian="normal" style:font-weight-complex="normal"/>
    </style:style>
    <style:style style:name="P11" style:family="paragraph" style:parent-style-name="Standard">
      <style:text-properties fo:font-weight="normal" officeooo:rsid="000883ab" officeooo:paragraph-rsid="000a274c" style:font-weight-asian="normal" style:font-weight-complex="normal"/>
    </style:style>
    <style:style style:name="P12" style:family="paragraph" style:parent-style-name="Standard">
      <style:text-properties fo:font-weight="normal" officeooo:rsid="000a274c" officeooo:paragraph-rsid="000a274c" style:font-weight-asian="normal" style:font-weight-complex="normal"/>
    </style:style>
    <style:style style:name="P13" style:family="paragraph" style:parent-style-name="Standard">
      <style:text-properties fo:font-weight="normal" officeooo:rsid="000a274c" officeooo:paragraph-rsid="000b510c" style:font-weight-asian="normal" style:font-weight-complex="normal"/>
    </style:style>
    <style:style style:name="P14" style:family="paragraph" style:parent-style-name="Standard">
      <style:text-properties fo:font-weight="normal" officeooo:rsid="000b510c" officeooo:paragraph-rsid="000b510c" style:font-weight-asian="normal" style:font-weight-complex="normal"/>
    </style:style>
    <style:style style:name="T1" style:family="text">
      <style:text-properties officeooo:rsid="00095869"/>
    </style:style>
    <style:style style:name="T2" style:family="text">
      <style:text-properties officeooo:rsid="00077064"/>
    </style:style>
    <style:style style:name="T3" style:family="text">
      <style:text-properties officeooo:rsid="000772eb"/>
    </style:style>
    <style:style style:name="T4" style:family="text">
      <style:text-properties officeooo:rsid="000a274c"/>
    </style:style>
    <style:style style:name="T5" style:family="text">
      <style:text-properties officeooo:rsid="000b51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</text:p>
      <text:p text:style-name="P1"/>
      <text:p text:style-name="P4">1. <text:tab/><text:span text:style-name="T1">data(nym.2002, package='UsingR')</text:span></text:p>
      <text:p text:style-name="P5"><text:tab/><text:span text:style-name="T2">sum(nym.2002$time &lt; 180)/length(nym.2002$time) = 2.6%</text:span></text:p>
      <text:p text:style-name="P6">2.<text:tab/>quantile(nym.2002$time, .10)</text:p>
      <text:p text:style-name="P6"><text:tab/>quantile(nym.2002$time, .25)</text:p>
      <text:p text:style-name="P6">3.<text:tab/>quantile(nym.2002$time, .90)</text:p>
      <text:p text:style-name="P6"/>
      <text:p text:style-name="P2">Exercise <text:span text:style-name="T2">2</text:span></text:p>
      <text:p text:style-name="P2"/>
      <text:p text:style-name="P7"><text:span text:style-name="T5">1. a</text:span>.<text:tab/><text:span text:style-name="T4">Barplot:</text:span></text:p>
      <text:p text:style-name="P7"><text:span text:style-name="T3"><text:tab/>pdf("barplot.pdf", width=50, height=7)</text:span></text:p>
      <text:p text:style-name="P8"><text:tab/>barplot(islands, cex.names=0.7)</text:p>
      <text:p text:style-name="P8"><text:tab/>dev.off()</text:p>
      <text:p text:style-name="P9"><text:span text:style-name="T5">b</text:span>.<text:tab/><text:span text:style-name="T4">Dotchart:</text:span></text:p>
      <text:p text:style-name="P9"><text:span text:style-name="T4"><text:tab/>pdf("dotchart.pdf", height=15)</text:span></text:p>
      <text:p text:style-name="P10"><text:tab/>dotchart(islands, cex.axis=0.7)</text:p>
      <text:p text:style-name="P10"><text:tab/>dev.off()</text:p>
      <text:p text:style-name="P11"><text:span text:style-name="T5">c</text:span>.<text:tab/><text:span text:style-name="T4">Stripchart</text:span></text:p>
      <text:p text:style-name="P11"><text:tab/>pdf("stripchart.pdf")</text:p>
      <text:p text:style-name="P10"><text:tab/>stripchart(islands)</text:p>
      <text:p text:style-name="P10"><text:tab/>dev.off()</text:p>
      <text:p text:style-name="P11"><text:span text:style-name="T5">d</text:span>.<text:tab/><text:span text:style-name="T4">Histogram</text:span></text:p>
      <text:p text:style-name="P11"><text:span text:style-name="T4"><text:tab/>pdf("histogram.pdf")</text:span></text:p>
      <text:p text:style-name="P12"><text:tab/>hist(islands, prob=TRUE)</text:p>
      <text:p text:style-name="P12"><text:tab/>lines(density(islands))</text:p>
      <text:p text:style-name="P12"><text:tab/>dev.off()</text:p>
      <text:p text:style-name="P12"><text:span text:style-name="T5">e</text:span>.<text:tab/>Boxplot</text:p>
      <text:p text:style-name="P13"><text:tab/><text:span text:style-name="T5">pdf("boxplot.pdf")</text:span></text:p>
      <text:p text:style-name="P14"><text:tab/>boxplot(islands)</text:p>
      <text:p text:style-name="P14"><text:tab/>def.off()</text:p>
      <text:p text:style-name="P14"/>
      <text:p text:style-name="P14">2.<text:tab/></text:p>
      <text:p text:style-name="P14"/>
      <text:p text:style-name="P3">Exercise 3</text:p>
      <text:p text:style-name="P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4:19:13.783050299</meta:creation-date>
    <dc:date>2017-10-03T15:59:43.513133312</dc:date>
    <meta:editing-duration>PT5M19S</meta:editing-duration>
    <meta:editing-cycles>1</meta:editing-cycles>
    <meta:document-statistic meta:table-count="0" meta:image-count="0" meta:object-count="0" meta:page-count="1" meta:paragraph-count="30" meta:word-count="56" meta:character-count="607" meta:non-whitespace-character-count="561"/>
    <meta:generator>LibreOffice/5.1.6.2$Linux_X86_64 LibreOffice_project/10m0$Build-2</meta:generator>
  </office:meta>
</office:document-meta>
</file>